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ValidationEventHandler.handleEvent( Validation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ValidationEventHandler.getLocation( ValidationEvent ev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